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6.3cm" svg:height="1.7cm" svg:x="1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6.3cm" svg:height="1.7cm" svg:x="1cm" svg:y="6.6cm">
          <text:p text:style-name="P1">Open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6.3cm" svg:height="1.8cm" svg:x="1cm" svg:y="9.9cm">
          <text:p text:style-name="P2"><text:span text:style-name="T1">Create Empty List</text:span></text:p>
          <text:p text:style-name="P2"><text:span text:style-name="T1">Called u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15cm" svg:y1="8.3cm" svg:x2="4.15cm" svg:y2="9.9cm" draw:start-shape="id1" draw:start-glue-point="6" draw:end-shape="id2" draw:end-glue-point="0" svg:d="M4150 8300v1600" svg:viewBox="0 0 1 1601">
          <text:p/>
        </draw:connector>
        <draw:custom-shape draw:style-name="gr1" draw:text-style-name="P3" xml:id="id3" draw:id="id3" draw:layer="layout" svg:width="6.9cm" svg:height="2cm" svg:x="0.9cm" svg:y="12.6cm">
          <text:p text:style-name="P3"><text:span text:style-name="T2">GET user_n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6.6cm" svg:height="1.7cm" svg:x="1cm" svg:y="15.5cm">
          <text:p text:style-name="P1">GET user_do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4.15cm" svg:y1="11.7cm" svg:x2="4.35cm" svg:y2="12.6cm" draw:start-shape="id2" draw:start-glue-point="6" draw:end-shape="id3" svg:d="M4150 11700l200 900" svg:viewBox="0 0 201 901">
          <text:p/>
        </draw:connector>
        <draw:connector draw:style-name="gr2" draw:text-style-name="P1" draw:layer="layout" draw:type="line" svg:x1="4.35cm" svg:y1="14.6cm" svg:x2="4.3cm" svg:y2="15.5cm" draw:start-shape="id3" draw:start-glue-point="8" draw:end-shape="id4" draw:end-glue-point="5" svg:d="M4350 14600l-50 900" svg:viewBox="0 0 51 901">
          <text:p/>
        </draw:connector>
        <draw:custom-shape draw:style-name="gr1" draw:text-style-name="P3" xml:id="id5" draw:id="id5" draw:layer="layout" svg:width="6.5cm" svg:height="2cm" svg:x="1cm" svg:y="18.6cm">
          <text:p text:style-name="P3"><text:span text:style-name="T2">Append user_name to</text:span></text:p>
          <text:p text:style-name="P3"><text:span text:style-name="T2">use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3cm" svg:y1="17.2cm" svg:x2="4.25cm" svg:y2="18.6cm" draw:start-shape="id4" draw:start-glue-point="8" draw:end-shape="id5" draw:end-glue-point="4" svg:d="M4300 17200l-50 1400" svg:viewBox="0 0 51 1401">
          <text:p/>
        </draw:connector>
        <draw:custom-shape draw:style-name="gr1" draw:text-style-name="P1" xml:id="id6" draw:id="id6" draw:layer="layout" svg:width="6.7cm" svg:height="1.9cm" svg:x="1cm" svg:y="22cm">
          <text:p text:style-name="P3"><text:span text:style-name="T2">Append user_dob to</text:span></text:p>
          <text:p text:style-name="P3"><text:span text:style-name="T2">use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25cm" svg:y1="20.6cm" svg:x2="4.35cm" svg:y2="22cm" draw:start-shape="id5" draw:start-glue-point="6" draw:end-shape="id6" draw:end-glue-point="4" svg:d="M4250 20600l100 1400" svg:viewBox="0 0 101 1401">
          <text:p/>
        </draw:connector>
        <draw:custom-shape draw:style-name="gr1" draw:text-style-name="P1" xml:id="id7" draw:id="id7" draw:layer="layout" svg:width="6.9cm" svg:height="1.8cm" svg:x="1.1cm" svg:y="24.8cm">
          <text:p text:style-name="P1">Dump user in my_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35cm" svg:y1="23.9cm" svg:x2="4.55cm" svg:y2="24.8cm" draw:start-shape="id6" draw:start-glue-point="6" draw:end-shape="id7" draw:end-glue-point="0" svg:d="M4350 23900l200 900" svg:viewBox="0 0 201 901">
          <text:p/>
        </draw:connector>
        <draw:custom-shape draw:style-name="gr1" draw:text-style-name="P1" xml:id="id8" draw:id="id8" draw:layer="layout" svg:width="7.1cm" svg:height="1.6cm" svg:x="1cm" svg:y="27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4.55cm" svg:y1="26.6cm" svg:x2="4.55cm" svg:y2="27.3cm" draw:start-shape="id7" draw:start-glue-point="6" draw:end-shape="id8" draw:end-glue-point="4" svg:d="M4550 26600v700" svg:viewBox="0 0 1 701">
          <text:p/>
        </draw:connector>
        <draw:custom-shape draw:style-name="gr3" draw:text-style-name="P1" xml:id="id10" draw:id="id10" draw:layer="layout" svg:width="6.2cm" svg:height="1.4cm" svg:x="1cm" svg:y="3.8cm">
          <text:p text:style-name="P1">Import pick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4.15cm" svg:y1="2.7cm" svg:x2="4.1cm" svg:y2="3.8cm" draw:start-shape="id9" draw:start-glue-point="6" draw:end-shape="id10" draw:end-glue-point="4" svg:d="M4150 2700l-50 1100" svg:viewBox="0 0 51 1101">
          <text:p/>
        </draw:connector>
        <draw:connector draw:style-name="gr2" draw:text-style-name="P1" draw:layer="layout" draw:type="line" svg:x1="4.1cm" svg:y1="5.2cm" svg:x2="4.15cm" svg:y2="6.6cm" draw:start-shape="id10" draw:start-glue-point="6" draw:end-shape="id1" draw:end-glue-point="4" svg:d="M4100 5200l50 1400" svg:viewBox="0 0 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09:13:06.781000000</meta:creation-date>
    <dc:date>2015-02-11T09:23:05.737000000</dc:date>
    <meta:editing-duration>P0D</meta:editing-duration>
    <meta:editing-cycles>1</meta:editing-cycles>
    <meta:document-statistic meta:object-count="19"/>
    <meta:generator>LibreOffice/4.2.5.2$Windows_x86 LibreOffice_project/61cb170a04bb1f12e77c884eab9192be736ec5f5</meta:generator>
  </office:meta>
</office:document-meta>
</file>